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FB000001FBAE5D06E2E6600C28.jpg" manifest:media-type="image/jpeg"/>
  <manifest:file-entry manifest:full-path="Pictures/10000000000001FB000001FB9940330168605359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Sans" fo:font-size="16pt" style:text-underline-style="solid" style:text-underline-width="auto" style:text-underline-color="font-color" fo:font-weight="bold" officeooo:rsid="00090287" officeooo:paragraph-rsid="00090287" style:font-size-asian="16pt" style:font-weight-asian="bold" style:font-size-complex="16pt" style:font-weight-complex="bold"/>
    </style:style>
    <style:style style:name="P2" style:family="paragraph" style:parent-style-name="Caption">
      <style:paragraph-properties fo:text-align="center" style:justify-single-word="false"/>
    </style:style>
    <style:style style:name="P3" style:family="paragraph" style:parent-style-name="Caption">
      <style:paragraph-properties fo:text-align="center" style:justify-single-word="false"/>
      <style:text-properties fo:font-size="14pt" fo:font-weight="bold" officeooo:paragraph-rsid="002c60c0" style:font-size-asian="14pt" style:font-weight-asian="bold" style:font-size-complex="14pt" style:font-weight-complex="bold"/>
    </style:style>
    <style:style style:name="P4" style:family="paragraph" style:parent-style-name="Preformatted_20_Text">
      <style:paragraph-properties fo:margin-top="0.1in" fo:margin-bottom="0in" loext:contextual-spacing="false"/>
      <style:text-properties style:font-name="Liberation Sans" officeooo:rsid="001eb832" officeooo:paragraph-rsid="001d839c"/>
    </style:style>
    <style:style style:name="P5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0b02f2" officeooo:paragraph-rsid="003bedca" style:font-size-asian="11pt" style:font-size-complex="11pt"/>
    </style:style>
    <style:style style:name="P6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3e55f6" officeooo:paragraph-rsid="003bedca" style:font-size-asian="11pt" style:font-size-complex="11pt"/>
    </style:style>
    <style:style style:name="P7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090287" officeooo:paragraph-rsid="00090287" style:font-size-asian="18pt" style:font-weight-asian="bold" style:font-size-complex="18pt" style:font-weight-complex="bold"/>
    </style:style>
    <style:style style:name="P8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2pt" style:text-underline-style="none" fo:font-weight="normal" officeooo:rsid="003f3103" officeooo:paragraph-rsid="003f3103" style:font-size-asian="12pt" style:font-weight-asian="normal" style:font-size-complex="12pt" style:font-weight-complex="normal"/>
    </style:style>
    <style:style style:name="P9" style:family="paragraph" style:parent-style-name="Preformatted_20_Text">
      <style:paragraph-properties fo:margin-top="0in" fo:margin-bottom="0in" loext:contextual-spacing="false"/>
      <style:text-properties style:font-name="Liberation Sans" fo:font-size="11pt" officeooo:rsid="00090287" officeooo:paragraph-rsid="005067d5" style:font-size-asian="11pt" style:font-size-complex="11pt"/>
    </style:style>
    <style:style style:name="P10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48d10c" officeooo:paragraph-rsid="004e7831" style:font-size-asian="18pt" style:font-weight-asian="bold" style:font-size-complex="18pt" style:font-weight-complex="bold"/>
    </style:style>
    <style:style style:name="T1" style:family="text">
      <style:text-properties fo:font-size="14pt" fo:font-weight="bold" officeooo:rsid="004840ae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4ba78d" style:font-size-asian="14pt" style:font-weight-asian="bold" style:font-size-complex="14pt" style:font-weight-complex="bold"/>
    </style:style>
    <style:style style:name="T3" style:family="text">
      <style:text-properties style:font-name-asian="Nimbus Mono L" style:font-name-complex="Liberation Mono"/>
    </style:style>
    <style:style style:name="T4" style:family="text">
      <style:text-properties officeooo:rsid="00176fc5"/>
    </style:style>
    <style:style style:name="T5" style:family="text">
      <style:text-properties officeooo:rsid="002010ac"/>
    </style:style>
    <style:style style:name="T6" style:family="text">
      <style:text-properties officeooo:rsid="002f346d"/>
    </style:style>
    <style:style style:name="T7" style:family="text">
      <style:text-properties officeooo:rsid="0041ba14"/>
    </style:style>
    <style:style style:name="T8" style:family="text">
      <style:text-properties officeooo:rsid="004840ae"/>
    </style:style>
    <style:style style:name="T9" style:family="text">
      <style:text-properties officeooo:rsid="004a39f3"/>
    </style:style>
    <style:style style:name="T10" style:family="text">
      <style:text-properties officeooo:rsid="004ba78d"/>
    </style:style>
    <style:style style:name="T11" style:family="text">
      <style:text-properties officeooo:rsid="004ceac1"/>
    </style:style>
    <style:style style:name="T12" style:family="text">
      <style:text-properties officeooo:rsid="004e7831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ge" style:horizontal-pos="from-left" style:horizontal-rel="page-start-margin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wrap="none" style:vertical-pos="from-top" style:vertical-rel="page" style:horizontal-pos="from-left" style:horizontal-rel="page-start-margin" fo:padding="0in" fo:border="none" style:shadow="none" draw:shadow-opacity="100%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draw:fill-image-width="0in" draw:fill-image-height="0in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4.5in" svg:y="1in" svg:width="3.5in" draw:z-index="0"><draw:text-box fo:min-height="3.5in"><text:p text:style-name="P3"><draw:a xlink:type="simple" xlink:href="https://www.seeourminds.com/image/2820-fictional-tv-cheers-customers/2820/" office:name="Norm Peterson's page  at SeeOurMinds.com"><draw:frame draw:style-name="fr3" draw:name="Norm Peterson" text:anchor-type="as-char" svg:width="3.5in" svg:height="3.3598in" draw:z-index="1"><draw:image xlink:href="Pictures/10000000000001FB000001FB9940330168605359.jpg" xlink:type="simple" xlink:show="embed" xlink:actuate="onLoad"/></draw:frame></draw:a><text:line-break/><text:span text:style-name="T10">Norm Peterson</text:span></text:p></draw:text-box></draw:frame><draw:frame draw:style-name="fr2" draw:name="Frame2" text:anchor-type="paragraph" svg:x="0.5in" svg:y="1in" svg:width="3.5in" draw:z-index="2"><draw:text-box fo:min-height="3.5in"><text:p text:style-name="P2"><draw:a xlink:type="simple" xlink:href="https://www.seeourminds.com/image/2820-fictional-tv-cheers-customers/2827/" office:name="Lilith Sternin's page  at SeeOurMinds.com"><draw:frame draw:style-name="fr3" draw:name="Lilith Sternin" text:anchor-type="as-char" svg:width="3.5in" svg:height="3.2902in" draw:z-index="3"><draw:image xlink:href="Pictures/10000000000001FB000001FBAE5D06E2E6600C28.jpg" xlink:type="simple" xlink:show="embed" xlink:actuate="onLoad"/></draw:frame></draw:a><text:line-break/><text:span text:style-name="T2">Li</text:span><text:span text:style-name="T1">l</text:span><text:span text:style-name="T2">ith Sternin</text:span></text:p></draw:text-box></draw:frame></text:p>
      <text:p text:style-name="P7">Comparing Grojas<text:span text:style-name="T3">¹</text:span>: <text:span text:style-name="T10">Lilith Sternin </text:span>and <text:span text:style-name="T10">Norm! Peterson</text:span></text:p>
      <text:p text:style-name="P8">- or -</text:p>
      <text:p text:style-name="P10"><text:span text:style-name="T12">P</text:span>o<text:span text:style-name="T10">lar</text:span> Opposites: <text:span text:style-name="T12">Lilith and Norm!</text:span></text:p>
      <text:p text:style-name="P4">By Tom W. Hartung, 2018.</text:p>
      <text:p text:style-name="P6"/>
      <text:p text:style-name="P5"/>
      <text:p text:style-name="Horizontal_20_Line"/>
      <text:p text:style-name="P9"><text:span text:style-name="T3">¹</text:span> Grojas are Graphical Representations of Jungian Archetypes. <text:span text:style-name="T9">Borrowing ideas about abstract art from the painters Piet Mondrian and Wassily Kandinsky, these images make the psychologist Carl Jung’s ideas about personality visible. Grojas use rectangular shapes of opposing </text:span>primary colors <text:span text:style-name="T7">to depict personal preferences, giving viewers insight into the personalities of themselves and others</text:span>. <text:s/>For more information <text:span text:style-name="T5">about all this</text:span>, <text:span text:style-name="T7">see the Cheers Wiki at cheers.wikia.com, </text:span>Groja.com<text:span text:style-name="T4">, the Wikipedia, </text:span>SeeOurMinds.com, or <text:span text:style-name="T6">your favorite search engin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7-03T14:42:23.179768586</dc:date>
    <meta:editing-duration>P2DT14H30M14S</meta:editing-duration>
    <meta:editing-cycles>55</meta:editing-cycles>
    <meta:document-statistic meta:table-count="0" meta:image-count="2" meta:object-count="0" meta:page-count="1" meta:paragraph-count="7" meta:word-count="101" meta:character-count="690" meta:non-whitespace-character-count="595"/>
  </office:meta>
</office:document-meta>
</file>